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C</text:span><text:span text:style-name="_39_">O</text:span><text:span text:style-name="_31_4">M</text:span><text:span text:style-name="_34_">P</text:span><text:span text:style-name="_39_">U</text:span><text:span text:style-name="_31_2">T</text:span><text:span text:style-name="_35_">I</text:span><text:span text:style-name="_39_">N</text:span><text:span text:style-name="_31_2">G</text:span><text:span text:style-name="_31_"> </text:span><text:span text:style-name="_31_0">M</text:span><text:span text:style-name="_31_2">A</text:span><text:span text:style-name="_32_">C</text:span><text:span text:style-name="_38_">H</text:span><text:span text:style-name="_31_2">I</text:span><text:span text:style-name="_35_">N</text:span><text:span text:style-name="_39_">E</text:span><text:span text:style-name="_31_4">R</text:span><text:span text:style-name="_34_">Y</text:span><text:span text:style-name="_36_"> </text:span><text:span text:style-name="_31_2">A</text:span><text:span text:style-name="_34_">N</text:span><text:span text:style-name="_38_">D</text:span><text:span text:style-name="_31_1"> </text:span><text:span text:style-name="_35_">I</text:span><text:span text:style-name="_39_">N</text:span><text:span text:style-name="_31_3">T</text:span><text:span text:style-name="_34_">E</text:span><text:span text:style-name="_38_">L</text:span><text:span text:style-name="_31_5">L</text:span><text:span text:style-name="_32_">I</text:span><text:span text:style-name="_37_">G</text:span><text:span text:style-name="_31_4">E</text:span><text:span text:style-name="_32_">N</text:span><text:span text:style-name="_37_">C</text:span><text:span text:style-name="_31_5">E</text:span></text:p>
      <text:p text:style-name="P1"><text:span text:style-name="_35_">B</text:span><text:span text:style-name="_31_0">y</text:span><text:span text:style-name="_31_1"> </text:span><text:span text:style-name="_34_">A</text:span><text:span text:style-name="_38_">.</text:span><text:span text:style-name="_31_1"> </text:span><text:span text:style-name="_32_">M</text:span><text:span text:style-name="_37_">.</text:span><text:span text:style-name="_31_1"> </text:span><text:span text:style-name="_33_">T</text:span><text:span text:style-name="_38_">u</text:span><text:span text:style-name="_31_3">r</text:span><text:span text:style-name="_35_">i</text:span><text:span text:style-name="_39_">n</text:span><text:span text:style-name="_31_5">g</text:span></text:p>
      <text:p text:style-name="P1"><text:span text:style-name="_32_">1</text:span><text:span text:style-name="_38_">.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I</text:span><text:span text:style-name="_31_2">m</text:span><text:span text:style-name="_35_">i</text:span><text:span text:style-name="_37_">t</text:span><text:span text:style-name="_31_4">a</text:span><text:span text:style-name="_34_">t</text:span><text:span text:style-name="_39_">i</text:span><text:span text:style-name="_31_2">o</text:span><text:span text:style-name="_32_">n</text:span><text:span text:style-name="_36_"> </text:span><text:span text:style-name="_31_3">G</text:span><text:span text:style-name="_35_">a</text:span><text:span text:style-name="_31_0">m</text:span><text:span text:style-name="_31_3">e</text:span></text:p>
      <text:p text:style-name="P1"><text:span text:style-name="_34_">I</text:span><text:span text:style-name="_36_"> </text:span><text:span text:style-name="_31_3">p</text:span><text:span text:style-name="_34_">r</text:span><text:span text:style-name="_39_">o</text:span><text:span text:style-name="_31_2">p</text:span><text:span text:style-name="_35_">o</text:span><text:span text:style-name="_38_">s</text:span><text:span text:style-name="_31_2">e</text:span><text:span text:style-name="_31_"> </text:span><text:span text:style-name="_31_0">t</text:span><text:span text:style-name="_31_2">o</text:span><text:span text:style-name="_31_"> </text:span><text:span text:style-name="_38_">c</text:span><text:span text:style-name="_31_3">o</text:span><text:span text:style-name="_34_">n</text:span><text:span text:style-name="_38_">s</text:span><text:span text:style-name="_31_4">i</text:span><text:span text:style-name="_35_">d</text:span><text:span text:style-name="_37_">e</text:span><text:span text:style-name="_31_2">r</text:span><text:span text:style-name="_31_"> </text:span><text:span text:style-name="_37_">t</text:span><text:span text:style-name="_31_4">h</text:span><text:span text:style-name="_32_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3:46.73</meta:creation-date>
    <dc:title>Haathi</dc:title>
    <meta:editing-duration>PT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17" meta:character-count="97"/>
    <dc:date>2016-02-23T10:13:50.96</dc:date>
    <meta:template xlink:type="simple" xlink:actuate="onRequest" xlink:title="Haathi" xlink:href="file:///C:/Users/kwa/AppData/Roaming/OpenOffice/4/user/template/Haathi.ott" meta:date="2016-02-23T10:13:46.26"/>
  </office:meta>
</office:document-meta>
</file>